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lia" svg:font-family="Amalia"/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26.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65.31pt"/>
    </style:style>
    <style:style style:name="co9" style:family="table-column">
      <style:table-column-properties fo:break-before="auto" style:column-width="59.7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06.95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1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culation">
      <style:table-properties table:display="true" style:writing-mode="lr-tb"/>
    </style:style>
    <style:style style:name="ta2" style:family="table" style:master-page-name="PageStyle_5f_Storage">
      <style:table-properties table:display="true" style:writing-mode="lr-tb"/>
    </style:style>
    <style:style style:name="ta3" style:family="table" style:master-page-name="PageStyle_5f_Range_20_Data">
      <style:table-properties table:display="true" style:writing-mode="lr-tb"/>
    </style:style>
    <style:style style:name="ta4" style:family="table" style:master-page-name="PageStyle_5f_Dropdow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normal" style:font-size-asian="12pt" style:font-style-asian="normal" style:font-weight-asian="normal" style:font-name-complex="Amalia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2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5" style:family="table-cell" style:parent-style-name="Default">
      <style:table-cell-properties fo:background-color="#ffffff" style:rotation-align="non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  <style:text-properties fo:color="#2b2d33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8" style:family="table-cell" style:parent-style-name="Default" style:data-style-name="N1">
      <style:table-cell-properties fo:background-color="#ffffff" style:rotation-align="non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9" style:family="table-cell" style:parent-style-name="Default" style:data-style-name="N1">
      <style:table-cell-properties fo:background-color="#ff0000" style:rotation-align="non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1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2" style:family="table-cell" style:parent-style-name="Default" style:data-style-name="N1">
      <style:table-cell-properties fo:background-color="#ffffff" style:rotation-align="non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5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.$A$1:.$A$2])" table:allow-empty-cell="true" table:display-list="unsorted" table:base-cell-address="Calculation.B2">
          <table:error-message table:message-type="stop" table:display="true"/>
        </table:content-validation>
        <table:content-validation table:name="val2" table:condition="of:cell-content-is-in-list([$Dropdown.$B$1:.$B$3])" table:allow-empty-cell="true" table:display-list="unsorted" table:base-cell-address="Calculation.B3">
          <table:error-message table:message-type="stop" table:display="true"/>
        </table:content-validation>
      </table:content-validations>
      <table:table table:name="Calc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Fire Mission Parameter</text:p>
          </table:table-cell>
          <table:table-cell table:style-name="ce10" office:value-type="string" calcext:value-type="string">
            <text:p>Value</text:p>
          </table:table-cell>
          <table:table-cell table:style-name="ce25" office:value-type="string" calcext:value-type="string">
            <text:p><text:a xlink:href="https://arma-mortar.com/" xlink:type="simple">https://arma-mortar.com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rtar Type</text:p>
          </table:table-cell>
          <table:table-cell table:style-name="ce3" table:content-validation-name="val1" office:value-type="string" calcext:value-type="string">
            <text:p>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ll Type</text:p>
          </table:table-cell>
          <table:table-cell table:style-name="ce3" table:content-validation-name="val2" office:value-type="string" calcext:value-type="string">
            <text:p>H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re Mission Name</text:p>
          </table:table-cell>
          <table:table-cell table:style-name="ce11" office:value-type="string" calcext:value-type="string">
            <text:p>Test124</text:p>
          </table:table-cell>
          <table:table-cell table:style-name="ce26"/>
          <table:table-cell table:style-name="ce27" office:value-type="string" calcext:value-type="string">
            <text:p>Select Mission..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tar Position Easting (m)</text:p>
          </table:table-cell>
          <table:table-cell table:style-name="ce12" office:value-type="float" office:value="4800" calcext:value-type="float">
            <text:p>4800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" office:value-type="string" calcext:value-type="string">
            <text:p>Mortar Position Northing (m)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rtar Position Elevation (m)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Position Easting (m)</text:p>
          </table:table-cell>
          <table:table-cell table:style-name="ce12" office:value-type="float" office:value="4696" calcext:value-type="float">
            <text:p>46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Position Northing (m)</text:p>
          </table:table-cell>
          <table:table-cell table:style-name="ce12" office:value-type="float" office:value="5516" calcext:value-type="float">
            <text:p>55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rget Elevation (m)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Fire Solution</text:p>
          </table:table-cell>
          <table:table-cell table:number-columns-repeated="1022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Clear Fire Solutio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 missions stored</text:p>
          </table:table-cell>
          <table:table-cell table:style-name="ce14" office:value-type="string" calcext:value-type="string">
            <text:p>Load Fire Miss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number-columns-repeated="1022"/>
        </table:table-row>
        <table:table-row table:style-name="ro1">
          <table:table-cell table:style-name="ce5" office:value-type="string" calcext:value-type="string">
            <text:p>Calculated Fire Solution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Target Distance (m)</text:p>
          </table:table-cell>
          <table:table-cell table:style-name="ce16" table:formula="of:=IF(OR([.B5]=&quot;&quot;; [.B6]=&quot;&quot;); &quot;Value needed&quot;; SQRT(([.B8]-[.B5])^2 + ([.B9]-[.B6])^2))" office:value-type="float" office:value="1536.523674" calcext:value-type="float">
            <text:p>153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levation Difference Pos -&gt; Target (m )</text:p>
          </table:table-cell>
          <table:table-cell table:style-name="ce17" table:formula="of:=IF(OR([.B5]=&quot;&quot;; [.B6]=&quot;&quot;); &quot;Value needed&quot;; [.B7]-[.B10])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grees</text:p>
          </table:table-cell>
          <table:table-cell table:style-name="ce18" table:formula="of:=IF(OR([.B5]=&quot;&quot;; [.B6]=&quot;&quot;); &quot;Value needed&quot;; MOD(ATAN2([.B9]-[.B6];[.B8]-[.B5]) * (180 / PI()) + 360; 360) )" office:value-type="float" office:value="183.8810468" calcext:value-type="float">
            <text:p>18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rection (mil)</text:p>
          </table:table-cell>
          <table:table-cell table:style-name="ce19" table:formula="of:=IF(OR([.B5]=&quot;&quot;;[.B6]=&quot;&quot;);&quot;Value needed&quot;;IF([.B2]=&quot;RUS&quot;;[.B18] * 16.6667;[.B18] * 17.7778))" office:value-type="float" office:value="3269.000474" calcext:value-type="float">
            <text:p>32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vation (mil)</text:p>
          </table:table-cell>
          <table:table-cell table:style-name="ce20" table:formula="of:=IFERROR(__xludf.dummyfunction(&quot;IF(OR(B5=&quot;&quot;&quot;&quot;, B6=&quot;&quot;&quot;&quot;),&#10;&quot;&quot;Value needed&quot;&quot;,INDEX(FILTER('Range Data'!E:E,'Range Data'!A:A=B2,'Range Data'!B:B=B3,'Range Data'!D:D=MAX(FILTER('Range Data'!D:D,'Range Data'!A:A=B2,'Range Data'!B:B=B3,'Range Data'!D:D &lt;= B16))),1))&#10;&quot;);1009)" office:value-type="float" office:value="1009" calcext:value-type="float">
            <text:p>100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dj elevation (mil)</text:p>
          </table:table-cell>
          <table:table-cell table:style-name="ce19" table:formula="of:=IF(OR([.B5]=&quot;&quot;; [.B6]=&quot;&quot;); &quot;Value needed&quot;; [.B20] - (IF([.B10] &gt; [.B7]; ([.B24] * (ABS([.B10] - [.B7]) / 100)); -([.B24] * (ABS([.B10] - [.B7]) / 100)))) )" office:value-type="float" office:value="1053.72" calcext:value-type="float">
            <text:p>105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ing Count</text:p>
          </table:table-cell>
          <table:table-cell table:style-name="ce21" table:formula="of:=IFERROR(__xludf.dummyfunction(&quot;IF(OR(B5=&quot;&quot;&quot;&quot;, B6=&quot;&quot;&quot;&quot;),&#10;&quot;&quot;Value needed&quot;&quot;,&#10;MIN(FILTER('Range Data'!C:C,'Range Data'!A:A=B2,'Range Data'!B:B=B3,'Range Data'!D:D=MAX(FILTER('Range Data'!D:D,'Range Data'!A:A=B2,'Range Data'!B:B=B3,'Range Data'!D:D &lt;= B16)))))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of Flight (sec)</text:p>
          </table:table-cell>
          <table:table-cell table:style-name="ce15" table:formula="of:=IFERROR(__xludf.dummyfunction(&quot;IF(OR(B5=&quot;&quot;&quot;&quot;, B6=&quot;&quot;&quot;&quot;),&#10;&quot;&quot;Value needed&quot;&quot;,&#10;INDEX(FILTER('Range Data'!F:F,'Range Data'!A:A=B2,'Range Data'!B:B=B3,'Range Data'!D:D=MAX(FILTER('Range Data'!D:D,'Range Data'!A:A=B2,'Range Data'!B:B=B3,'Range Data'!D:D &lt;= B16))),1))&#10;&quot;);22.3)" office:value-type="float" office:value="22.3" calcext:value-type="float">
            <text:p>22.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 Elev (mil)</text:p>
          </table:table-cell>
          <table:table-cell table:style-name="ce15" table:formula="of:=IFERROR(__xludf.dummyfunction(&quot;IF(OR(B5=&quot;&quot;&quot;&quot;, B6=&quot;&quot;&quot;&quot;),&#10;&quot;&quot;Value needed&quot;&quot;,&#10;INDEX(FILTER('Range Data'!G:G,'Range Data'!A:A=B2,'Range Data'!B:B=B3,'Range Data'!D:D=MAX(FILTER('Range Data'!D:D,'Range Data'!A:A=B2,'Range Data'!B:B=B3,'Range Data'!D:D &lt;= B16))),1))&#10;&quot;);43)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of Flight per 100m (sec)</text:p>
          </table:table-cell>
          <table:table-cell table:style-name="ce15" table:formula="of:=IFERROR(__xludf.dummyfunction(&quot;IF(OR(B5=&quot;&quot;&quot;&quot;, B6=&quot;&quot;&quot;&quot;),&#10;&quot;&quot;Value needed&quot;&quot;,&#10;INDEX(FILTER('Range Data'!H:H,'Range Data'!A:A=B2,'Range Data'!B:B=B3,'Range Data'!D:D=MAX(FILTER('Range Data'!D:D,'Range Data'!A:A=B2,'Range Data'!B:B=B3,'Range Data'!D:D &lt;= B16))),1))&#10;&quot;);0.6)" office:value-type="float" office:value="0.6" calcext:value-type="float">
            <text:p>0.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ire Solution Correction Inp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l Landing Position Easting (m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hell Landing Position Northing (m)</text:p>
          </table:table-cell>
          <table:table-cell table:style-name="ce1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ire Solution Correction Calc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anding Distance (m)</text:p>
          </table:table-cell>
          <table:table-cell table:style-name="ce22" table:formula="of:=IF(OR([.B28]=&quot;&quot;; [.B29]=&quot;&quot;); &quot;Value needed&quot;; SQRT(([.B28] - [.B8])^2 + ([.B29] - [.B9])^2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Landing Degrees</text:p>
          </table:table-cell>
          <table:table-cell table:style-name="ce16" table:formula="of:=IF(OR([.B28]=&quot;&quot;; [.B29]=&quot;&quot;); &quot;Value needed&quot;; MOD(ATAN2([.B28]-[.B6];[.B29]-[.B5]) * (180 / PI()) + 360; 360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Landing Direction (mil) <text:s text:c="7"/></text:p>
          </table:table-cell>
          <table:table-cell table:style-name="ce16" table:formula="of:=IF(OR([.B28]=&quot;&quot;; [.B29]=&quot;&quot;);&quot;Value needed&quot;;[.B33]* 17.7778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zimuth Difference (mil)</text:p>
          </table:table-cell>
          <table:table-cell table:style-name="ce23" table:formula="of:=IF(OR([.B28]=&quot;&quot;; [.B29]=&quot;&quot;); &quot;Value needed&quot;; [.B19]-[.B34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rrected Landing Range (m)</text:p>
          </table:table-cell>
          <table:table-cell table:style-name="ce23" table:formula="of:=IF(OR([.B28]=&quot;&quot;; [.B29]=&quot;&quot;); &quot;Value needed&quot;; [.B16]-[.B32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rrected Directions (mil)</text:p>
          </table:table-cell>
          <table:table-cell table:style-name="ce24" table:formula="of:=IF(OR([.B28]=&quot;&quot;; [.B29]=&quot;&quot;);&quot;Value needed&quot;;[.B19]+[.B35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rrected Elevation (mil)</text:p>
          </table:table-cell>
          <table:table-cell table:style-name="ce23" table:formula="of:=IFERROR(__xludf.dummyfunction(&quot;IF(OR(B28=&quot;&quot;&quot;&quot;, B29=&quot;&quot;&quot;&quot;),&#10;&quot;&quot;Value needed&quot;&quot;,&#10;INDEX(&#10;FILTER('Range Data'!E:E,'Range Data'!A:A=B2,'Range Data'!B:B=B3,&#10;'Range Data'!D:D=MAX(FILTER('Range Data'!D:D,'Range Data'!A:A=B2,'Range Data'!B:B=B3,'Range Data'!D:D &lt;= B36))&#10;)&#10;,1)&#10;)&#10;&quot;);&quot;Value needed&quot;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rrected Adj Elevation (mil)</text:p>
          </table:table-cell>
          <table:table-cell table:style-name="ce24" table:formula="of:=IF(OR([.B28]=&quot;&quot;; [.B29]=&quot;&quot;); &quot;Value needed&quot;; [.B36] - (IF([.B10] &gt; [.B7]; ([.B24] * (ABS([.B10] - [.B7]) / 100)); -([.B24] * (ABS([.B10] - [.B7]) / 100)))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age" table:style-name="ta2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10">
          <table:table-cell table:style-name="ce26"/>
          <table:table-cell table:style-name="ce29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1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9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10">
          <table:table-cell table:style-name="ce26"/>
          <table:table-cell table:style-name="ce29"/>
          <table:table-cell table:number-columns-repeated="1022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5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4">
          <table:table-cell table:style-name="ce26"/>
          <table:table-cell table:number-columns-repeated="1023"/>
        </table:table-row>
        <table:table-row table:style-name="ro1" table:number-rows-repeated="2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3">
          <table:table-cell table:style-name="ce26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 table:number-rows-repeated="4">
          <table:table-cell table:style-name="ce26" table:number-columns-repeated="2"/>
          <table:table-cell table:number-columns-repeated="1022"/>
        </table:table-row>
        <table:table-row table:style-name="ro1" table:number-rows-repeated="4">
          <table:table-cell table:style-name="ce26"/>
          <table:table-cell table:number-columns-repeated="1023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 Data" table:style-name="ta3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6" table:default-cell-style-name="Default"/>
        <table:table-row table:style-name="ro1">
          <table:table-cell table:style-name="ce10" office:value-type="string" calcext:value-type="string">
            <text:p>Mortar Type</text:p>
          </table:table-cell>
          <table:table-cell table:style-name="ce10" office:value-type="string" calcext:value-type="string">
            <text:p>Shell Type</text:p>
          </table:table-cell>
          <table:table-cell table:style-name="ce10" office:value-type="string" calcext:value-type="string">
            <text:p>Ring Count</text:p>
          </table:table-cell>
          <table:table-cell table:style-name="ce10" office:value-type="string" calcext:value-type="string">
            <text:p>Range (m)</text:p>
          </table:table-cell>
          <table:table-cell table:style-name="ce10" office:value-type="string" calcext:value-type="string">
            <text:p>Elevation (mil)</text:p>
          </table:table-cell>
          <table:table-cell table:style-name="ce10" office:value-type="string" calcext:value-type="string">
            <text:p>Time of Flight (sec)</text:p>
          </table:table-cell>
          <table:table-cell table:style-name="ce10" office:value-type="string" calcext:value-type="string">
            <text:p>D Elev (mil)</text:p>
          </table:table-cell>
          <table:table-cell table:style-name="ce10" office:value-type="string" calcext:value-type="string">
            <text:p>Time of Flight per 100m (sec)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455" calcext:value-type="float">
            <text:p>145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11" calcext:value-type="float">
            <text:p>141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365" calcext:value-type="float">
            <text:p>1365</text:p>
          </table:table-cell>
          <table:table-cell table:style-name="ce27" office:value-type="float" office:value="14.9" calcext:value-type="float">
            <text:p>14.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18" calcext:value-type="float">
            <text:p>1318</text:p>
          </table:table-cell>
          <table:table-cell table:style-name="ce27" office:value-type="float" office:value="14.8" calcext:value-type="float">
            <text:p>14.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268" calcext:value-type="float">
            <text:p>1268</text:p>
          </table:table-cell>
          <table:table-cell table:style-name="ce27" office:value-type="float" office:value="14.6" calcext:value-type="float">
            <text:p>14.6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217" calcext:value-type="float">
            <text:p>1217</text:p>
          </table:table-cell>
          <table:table-cell table:style-name="ce27" office:value-type="float" office:value="14.4" calcext:value-type="float">
            <text:p>14.4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159" calcext:value-type="float">
            <text:p>1159</text:p>
          </table:table-cell>
          <table:table-cell table:style-name="ce27" office:value-type="float" office:value="14.1" calcext:value-type="float">
            <text:p>14.1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095" calcext:value-type="float">
            <text:p>1095</text:p>
          </table:table-cell>
          <table:table-cell table:style-name="ce27" office:value-type="float" office:value="13.7" calcext:value-type="float">
            <text:p>13.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023" calcext:value-type="float">
            <text:p>1023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12.4" calcext:value-type="float">
            <text:p>12.4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46" calcext:value-type="float">
            <text:p>1446</text:p>
          </table:table-cell>
          <table:table-cell table:style-name="ce27" office:value-type="float" office:value="19.5" calcext:value-type="float">
            <text:p>19.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92" calcext:value-type="float">
            <text:p>1392</text:p>
          </table:table-cell>
          <table:table-cell table:style-name="ce27" office:value-type="float" office:value="19.4" calcext:value-type="float">
            <text:p>19.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35" calcext:value-type="float">
            <text:p>1335</text:p>
          </table:table-cell>
          <table:table-cell table:style-name="ce27" office:value-type="float" office:value="19.2" calcext:value-type="float">
            <text:p>19.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275" calcext:value-type="float">
            <text:p>1275</text:p>
          </table:table-cell>
          <table:table-cell table:style-name="ce27" office:value-type="float" office:value="18.9" calcext:value-type="float">
            <text:p>18.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212" calcext:value-type="float">
            <text:p>1212</text:p>
          </table:table-cell>
          <table:table-cell table:style-name="ce27" office:value-type="float" office:value="18.6" calcext:value-type="float">
            <text:p>18.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41" calcext:value-type="float">
            <text:p>1141</text:p>
          </table:table-cell>
          <table:table-cell table:style-name="ce27" office:value-type="float" office:value="18.1" calcext:value-type="float">
            <text:p>18.1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058" calcext:value-type="float">
            <text:p>1058</text:p>
          </table:table-cell>
          <table:table-cell table:style-name="ce27" office:value-type="float" office:value="17.4" calcext:value-type="float">
            <text:p>17.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16.4" calcext:value-type="float">
            <text:p>16.4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32" calcext:value-type="float">
            <text:p>1432</text:p>
          </table:table-cell>
          <table:table-cell table:style-name="ce27" office:value-type="float" office:value="24.8" calcext:value-type="float">
            <text:p>24.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97" calcext:value-type="float">
            <text:p>1397</text:p>
          </table:table-cell>
          <table:table-cell table:style-name="ce27" office:value-type="float" office:value="24.7" calcext:value-type="float">
            <text:p>24.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62" calcext:value-type="float">
            <text:p>1362</text:p>
          </table:table-cell>
          <table:table-cell table:style-name="ce27" office:value-type="float" office:value="24.6" calcext:value-type="float">
            <text:p>24.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25" calcext:value-type="float">
            <text:p>1325</text:p>
          </table:table-cell>
          <table:table-cell table:style-name="ce27" office:value-type="float" office:value="24.4" calcext:value-type="float">
            <text:p>24.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288" calcext:value-type="float">
            <text:p>1288</text:p>
          </table:table-cell>
          <table:table-cell table:style-name="ce27" office:value-type="float" office:value="24.2" calcext:value-type="float">
            <text:p>24.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248" calcext:value-type="float">
            <text:p>12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07" calcext:value-type="float">
            <text:p>1207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162" calcext:value-type="float">
            <text:p>1162</text:p>
          </table:table-cell>
          <table:table-cell table:style-name="ce27" office:value-type="float" office:value="23.3" calcext:value-type="float">
            <text:p>23.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114" calcext:value-type="float">
            <text:p>1114</text:p>
          </table:table-cell>
          <table:table-cell table:style-name="ce27" office:value-type="float" office:value="22.9" calcext:value-type="float">
            <text:p>22.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22.3" calcext:value-type="float">
            <text:p>22.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21.5" calcext:value-type="float">
            <text:p>21.5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20.4" calcext:value-type="float">
            <text:p>20.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17.8" calcext:value-type="float">
            <text:p>17.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23" calcext:value-type="float">
            <text:p>1423</text:p>
          </table:table-cell>
          <table:table-cell table:style-name="ce27" office:value-type="float" office:value="28.9" calcext:value-type="float">
            <text:p>28.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97" calcext:value-type="float">
            <text:p>1397</text:p>
          </table:table-cell>
          <table:table-cell table:style-name="ce27" office:value-type="float" office:value="28.8" calcext:value-type="float">
            <text:p>28.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70" calcext:value-type="float">
            <text:p>1370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343" calcext:value-type="float">
            <text:p>1343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15" calcext:value-type="float">
            <text:p>1315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86" calcext:value-type="float">
            <text:p>1286</text:p>
          </table:table-cell>
          <table:table-cell table:style-name="ce27" office:value-type="float" office:value="28.3" calcext:value-type="float">
            <text:p>28.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28.1" calcext:value-type="float">
            <text:p>28.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26" calcext:value-type="float">
            <text:p>1226</text:p>
          </table:table-cell>
          <table:table-cell table:style-name="ce27" office:value-type="float" office:value="27.9" calcext:value-type="float">
            <text:p>27.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193" calcext:value-type="float">
            <text:p>1193</text:p>
          </table:table-cell>
          <table:table-cell table:style-name="ce27" office:value-type="float" office:value="27.6" calcext:value-type="float">
            <text:p>27.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159" calcext:value-type="float">
            <text:p>1159</text:p>
          </table:table-cell>
          <table:table-cell table:style-name="ce27" office:value-type="float" office:value="27.2" calcext:value-type="float">
            <text:p>27.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123" calcext:value-type="float">
            <text:p>1123</text:p>
          </table:table-cell>
          <table:table-cell table:style-name="ce27" office:value-type="float" office:value="26.8" calcext:value-type="float">
            <text:p>26.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084" calcext:value-type="float">
            <text:p>1084</text:p>
          </table:table-cell>
          <table:table-cell table:style-name="ce27" office:value-type="float" office:value="26.4" calcext:value-type="float">
            <text:p>26.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25.1" calcext:value-type="float">
            <text:p>25.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932" calcext:value-type="float">
            <text:p>932</text:p>
          </table:table-cell>
          <table:table-cell table:style-name="ce27" office:value-type="float" office:value="24.2" calcext:value-type="float">
            <text:p>24.2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851" calcext:value-type="float">
            <text:p>851</text:p>
          </table:table-cell>
          <table:table-cell table:style-name="ce27" office:value-type="float" office:value="22.8" calcext:value-type="float">
            <text:p>22.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418" calcext:value-type="float">
            <text:p>1418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98" calcext:value-type="float">
            <text:p>1398</text:p>
          </table:table-cell>
          <table:table-cell table:style-name="ce26" office:value-type="float" office:value="32.9" calcext:value-type="float">
            <text:p>32.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76" calcext:value-type="float">
            <text:p>1376</text:p>
          </table:table-cell>
          <table:table-cell table:style-name="ce26" office:value-type="float" office:value="32.8" calcext:value-type="float">
            <text:p>32.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355" calcext:value-type="float">
            <text:p>1355</text:p>
          </table:table-cell>
          <table:table-cell table:style-name="ce26" office:value-type="float" office:value="32.7" calcext:value-type="float">
            <text:p>32.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333" calcext:value-type="float">
            <text:p>1333</text:p>
          </table:table-cell>
          <table:table-cell table:style-name="ce26" office:value-type="float" office:value="32.6" calcext:value-type="float">
            <text:p>32.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311" calcext:value-type="float">
            <text:p>1311</text:p>
          </table:table-cell>
          <table:table-cell table:style-name="ce26" office:value-type="float" office:value="32.4" calcext:value-type="float">
            <text:p>32.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288" calcext:value-type="float">
            <text:p>1288</text:p>
          </table:table-cell>
          <table:table-cell table:style-name="ce26" office:value-type="float" office:value="32.2" calcext:value-type="float">
            <text:p>32.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264" calcext:value-type="float">
            <text:p>1264</text:p>
          </table:table-cell>
          <table:table-cell table:style-name="ce26" office:value-type="float" office:value="32.1" calcext:value-type="float">
            <text:p>32.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240" calcext:value-type="float">
            <text:p>1240</text:p>
          </table:table-cell>
          <table:table-cell table:style-name="ce26" office:value-type="float" office:value="31.8" calcext:value-type="float">
            <text:p>31.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215" calcext:value-type="float">
            <text:p>1215</text:p>
          </table:table-cell>
          <table:table-cell table:style-name="ce26" office:value-type="float" office:value="31.6" calcext:value-type="float">
            <text:p>31.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1189" calcext:value-type="float">
            <text:p>1189</text:p>
          </table:table-cell>
          <table:table-cell table:style-name="ce26" office:value-type="float" office:value="31.3" calcext:value-type="float">
            <text:p>31.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161" calcext:value-type="float">
            <text:p>1161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1133" calcext:value-type="float">
            <text:p>1133</text:p>
          </table:table-cell>
          <table:table-cell table:style-name="ce26" office:value-type="float" office:value="30.7" calcext:value-type="float">
            <text:p>30.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1102" calcext:value-type="float">
            <text:p>1102</text:p>
          </table:table-cell>
          <table:table-cell table:style-name="ce26" office:value-type="float" office:value="30.3" calcext:value-type="float">
            <text:p>30.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1069" calcext:value-type="float">
            <text:p>1069</text:p>
          </table:table-cell>
          <table:table-cell table:style-name="ce26" office:value-type="float" office:value="29.8" calcext:value-type="float">
            <text:p>29.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1034" calcext:value-type="float">
            <text:p>1034</text:p>
          </table:table-cell>
          <table:table-cell table:style-name="ce26" office:value-type="float" office:value="29.3" calcext:value-type="float">
            <text:p>29.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100" calcext:value-type="float">
            <text:p>2100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7.9" calcext:value-type="float">
            <text:p>27.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26.9" calcext:value-type="float">
            <text:p>26.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300" calcext:value-type="float">
            <text:p>2300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5.3" calcext:value-type="float">
            <text:p>25.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421" calcext:value-type="float">
            <text:p>1421</text:p>
          </table:table-cell>
          <table:table-cell table:style-name="ce26" office:value-type="float" office:value="16.4" calcext:value-type="float">
            <text:p>16.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381" calcext:value-type="float">
            <text:p>1381</text:p>
          </table:table-cell>
          <table:table-cell table:style-name="ce26" office:value-type="float" office:value="16.3" calcext:value-type="float">
            <text:p>16.3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39" calcext:value-type="float">
            <text:p>1339</text:p>
          </table:table-cell>
          <table:table-cell table:style-name="ce26" office:value-type="float" office:value="16.2" calcext:value-type="float">
            <text:p>16.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96" calcext:value-type="float">
            <text:p>1296</text:p>
          </table:table-cell>
          <table:table-cell table:style-name="ce26" office:value-type="float" office:value="16.1" calcext:value-type="float">
            <text:p>16.1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251" calcext:value-type="float">
            <text:p>1251</text:p>
          </table:table-cell>
          <table:table-cell table:style-name="ce26" office:value-type="float" office:value="15.9" calcext:value-type="float">
            <text:p>15.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203" calcext:value-type="float">
            <text:p>1203</text:p>
          </table:table-cell>
          <table:table-cell table:style-name="ce26" office:value-type="float" office:value="15.7" calcext:value-type="float">
            <text:p>15.7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151" calcext:value-type="float">
            <text:p>1151</text:p>
          </table:table-cell>
          <table:table-cell table:style-name="ce26" office:value-type="float" office:value="15.4" calcext:value-type="float">
            <text:p>15.4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093" calcext:value-type="float">
            <text:p>109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28" calcext:value-type="float">
            <text:p>1028</text:p>
          </table:table-cell>
          <table:table-cell table:style-name="ce26" office:value-type="float" office:value="14.5" calcext:value-type="float">
            <text:p>14.5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13.8" calcext:value-type="float">
            <text:p>13.8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12.3" calcext:value-type="float">
            <text:p>12.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417" calcext:value-type="float">
            <text:p>1417</text:p>
          </table:table-cell>
          <table:table-cell table:style-name="ce26" office:value-type="float" office:value="23.6" calcext:value-type="float">
            <text:p>23.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374" calcext:value-type="float">
            <text:p>1374</text:p>
          </table:table-cell>
          <table:table-cell table:style-name="ce26" office:value-type="float" office:value="23.5" calcext:value-type="float">
            <text:p>23.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30" calcext:value-type="float">
            <text:p>1330</text:p>
          </table:table-cell>
          <table:table-cell table:style-name="ce26" office:value-type="float" office:value="23.3" calcext:value-type="float">
            <text:p>23.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284" calcext:value-type="float">
            <text:p>1284</text:p>
          </table:table-cell>
          <table:table-cell table:style-name="ce26" office:value-type="float" office:value="23.1" calcext:value-type="float">
            <text:p>23.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234" calcext:value-type="float">
            <text:p>1234</text:p>
          </table:table-cell>
          <table:table-cell table:style-name="ce26" office:value-type="float" office:value="22.8" calcext:value-type="float">
            <text:p>22.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182" calcext:value-type="float">
            <text:p>1182</text:p>
          </table:table-cell>
          <table:table-cell table:style-name="ce26" office:value-type="float" office:value="22.4" calcext:value-type="float">
            <text:p>22.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124" calcext:value-type="float">
            <text:p>1124</text:p>
          </table:table-cell>
          <table:table-cell table:style-name="ce26" office:value-type="float" office:value="21.9" calcext:value-type="float">
            <text:p>21.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057" calcext:value-type="float">
            <text:p>1057</text:p>
          </table:table-cell>
          <table:table-cell table:style-name="ce26" office:value-type="float" office:value="21.3" calcext:value-type="float">
            <text:p>21.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20.4" calcext:value-type="float">
            <text:p>20.4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18.9" calcext:value-type="float">
            <text:p>18.9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411" calcext:value-type="float">
            <text:p>1411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80" calcext:value-type="float">
            <text:p>1380</text:p>
          </table:table-cell>
          <table:table-cell table:style-name="ce26" office:value-type="float" office:value="28.9" calcext:value-type="float">
            <text:p>28.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48" calcext:value-type="float">
            <text:p>1348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15" calcext:value-type="float">
            <text:p>1315</text:p>
          </table:table-cell>
          <table:table-cell table:style-name="ce26" office:value-type="float" office:value="28.6" calcext:value-type="float">
            <text:p>28.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28.4" calcext:value-type="float">
            <text:p>28.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246" calcext:value-type="float">
            <text:p>1246</text:p>
          </table:table-cell>
          <table:table-cell table:style-name="ce26" office:value-type="float" office:value="28.1" calcext:value-type="float">
            <text:p>28.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209" calcext:value-type="float">
            <text:p>1209</text:p>
          </table:table-cell>
          <table:table-cell table:style-name="ce26" office:value-type="float" office:value="27.8" calcext:value-type="float">
            <text:p>27.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170" calcext:value-type="float">
            <text:p>1170</text:p>
          </table:table-cell>
          <table:table-cell table:style-name="ce26" office:value-type="float" office:value="27.4" calcext:value-type="float">
            <text:p>27.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128" calcext:value-type="float">
            <text:p>1128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082" calcext:value-type="float">
            <text:p>1082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031" calcext:value-type="float">
            <text:p>1031</text:p>
          </table:table-cell>
          <table:table-cell table:style-name="ce26" office:value-type="float" office:value="25.8" calcext:value-type="float">
            <text:p>25.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23.9" calcext:value-type="float">
            <text:p>23.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22.3" calcext:value-type="float">
            <text:p>22.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411" calcext:value-type="float">
            <text:p>1411</text:p>
          </table:table-cell>
          <table:table-cell table:style-name="ce26" office:value-type="float" office:value="35.3" calcext:value-type="float">
            <text:p>35.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88" calcext:value-type="float">
            <text:p>1388</text:p>
          </table:table-cell>
          <table:table-cell table:style-name="ce26" office:value-type="float" office:value="35.2" calcext:value-type="float">
            <text:p>35.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64" calcext:value-type="float">
            <text:p>1364</text:p>
          </table:table-cell>
          <table:table-cell table:style-name="ce26" office:value-type="float" office:value="35.1" calcext:value-type="float">
            <text:p>35.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341" calcext:value-type="float">
            <text:p>1341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316" calcext:value-type="float">
            <text:p>1316</text:p>
          </table:table-cell>
          <table:table-cell table:style-name="ce26" office:value-type="float" office:value="34.8" calcext:value-type="float">
            <text:p>34.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291" calcext:value-type="float">
            <text:p>1291</text:p>
          </table:table-cell>
          <table:table-cell table:style-name="ce26" office:value-type="float" office:value="34.7" calcext:value-type="float">
            <text:p>34.7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265" calcext:value-type="float">
            <text:p>1265</text:p>
          </table:table-cell>
          <table:table-cell table:style-name="ce26" office:value-type="float" office:value="34.4" calcext:value-type="float">
            <text:p>34.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238" calcext:value-type="float">
            <text:p>1238</text:p>
          </table:table-cell>
          <table:table-cell table:style-name="ce26" office:value-type="float" office:value="34.2" calcext:value-type="float">
            <text:p>34.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210" calcext:value-type="float">
            <text:p>1210</text:p>
          </table:table-cell>
          <table:table-cell table:style-name="ce26" office:value-type="float" office:value="33.9" calcext:value-type="float">
            <text:p>33.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181" calcext:value-type="float">
            <text:p>1181</text:p>
          </table:table-cell>
          <table:table-cell table:style-name="ce26" office:value-type="float" office:value="33.6" calcext:value-type="float">
            <text:p>33.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1150" calcext:value-type="float">
            <text:p>1150</text:p>
          </table:table-cell>
          <table:table-cell table:style-name="ce26" office:value-type="float" office:value="33.2" calcext:value-type="float">
            <text:p>33.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119" calcext:value-type="float">
            <text:p>1119</text:p>
          </table:table-cell>
          <table:table-cell table:style-name="ce26" office:value-type="float" office:value="32.8" calcext:value-type="float">
            <text:p>32.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1085" calcext:value-type="float">
            <text:p>1085</text:p>
          </table:table-cell>
          <table:table-cell table:style-name="ce26" office:value-type="float" office:value="32.4" calcext:value-type="float">
            <text:p>32.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1048" calcext:value-type="float">
            <text:p>1048</text:p>
          </table:table-cell>
          <table:table-cell table:style-name="ce26" office:value-type="float" office:value="31.8" calcext:value-type="float">
            <text:p>31.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1009" calcext:value-type="float">
            <text:p>1009</text:p>
          </table:table-cell>
          <table:table-cell table:style-name="ce26" office:value-type="float" office:value="31.2" calcext:value-type="float">
            <text:p>31.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30.4" calcext:value-type="float">
            <text:p>3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29.6" calcext:value-type="float">
            <text:p>29.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100" calcext:value-type="float">
            <text:p>2100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8.4" calcext:value-type="float">
            <text:p>28.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26.9" calcext:value-type="float">
            <text:p>26.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450" calcext:value-type="float">
            <text:p>1450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99" calcext:value-type="float">
            <text:p>139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347" calcext:value-type="float">
            <text:p>1347</text:p>
          </table:table-cell>
          <table:table-cell table:style-name="ce26" office:value-type="float" office:value="13.9" calcext:value-type="float">
            <text:p>13.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292" calcext:value-type="float">
            <text:p>1292</text:p>
          </table:table-cell>
          <table:table-cell table:style-name="ce26" office:value-type="float" office:value="13.8" calcext:value-type="float">
            <text:p>13.8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35" calcext:value-type="float">
            <text:p>1235</text:p>
          </table:table-cell>
          <table:table-cell table:style-name="ce26" office:value-type="float" office:value="13.6" calcext:value-type="float">
            <text:p>13.6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172" calcext:value-type="float">
            <text:p>1172</text:p>
          </table:table-cell>
          <table:table-cell table:style-name="ce26" office:value-type="float" office:value="13.3" calcext:value-type="float">
            <text:p>13.3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102" calcext:value-type="float">
            <text:p>1102</text:p>
          </table:table-cell>
          <table:table-cell table:style-name="ce26" office:value-type="float" office:value="12.9" calcext:value-type="float">
            <text:p>12.9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020" calcext:value-type="float">
            <text:p>1020</text:p>
          </table:table-cell>
          <table:table-cell table:style-name="ce26" office:value-type="float" office:value="12.4" calcext:value-type="float">
            <text:p>12.4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11.4" calcext:value-type="float">
            <text:p>11.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81" calcext:value-type="float">
            <text:p>1381</text:p>
          </table:table-cell>
          <table:table-cell table:style-name="ce26" office:value-type="float" office:value="18.4" calcext:value-type="float">
            <text:p>18.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319" calcext:value-type="float">
            <text:p>1319</text:p>
          </table:table-cell>
          <table:table-cell table:style-name="ce26" office:value-type="float" office:value="18.2" calcext:value-type="float">
            <text:p>18.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252" calcext:value-type="float">
            <text:p>1252</text:p>
          </table:table-cell>
          <table:table-cell table:style-name="ce26" office:value-type="float" office:value="17.9" calcext:value-type="float">
            <text:p>17.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179" calcext:value-type="float">
            <text:p>1179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097" calcext:value-type="float">
            <text:p>1097</text:p>
          </table:table-cell>
          <table:table-cell table:style-name="ce26" office:value-type="float" office:value="16.9" calcext:value-type="float">
            <text:p>16.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13.8" calcext:value-type="float">
            <text:p>13.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387" calcext:value-type="float">
            <text:p>1387</text:p>
          </table:table-cell>
          <table:table-cell table:style-name="ce26" office:value-type="float" office:value="23.5" calcext:value-type="float">
            <text:p>23.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48" calcext:value-type="float">
            <text:p>1348</text:p>
          </table:table-cell>
          <table:table-cell table:style-name="ce26" office:value-type="float" office:value="23.3" calcext:value-type="float">
            <text:p>23.3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08" calcext:value-type="float">
            <text:p>1308</text:p>
          </table:table-cell>
          <table:table-cell table:style-name="ce26" office:value-type="float" office:value="23.2" calcext:value-type="float">
            <text:p>23.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266" calcext:value-type="float">
            <text:p>1266</text:p>
          </table:table-cell>
          <table:table-cell table:style-name="ce26" office:value-type="float" office:value="22.9" calcext:value-type="float">
            <text:p>22.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222" calcext:value-type="float">
            <text:p>1222</text:p>
          </table:table-cell>
          <table:table-cell table:style-name="ce26" office:value-type="float" office:value="22.7" calcext:value-type="float">
            <text:p>22.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175" calcext:value-type="float">
            <text:p>1175</text:p>
          </table:table-cell>
          <table:table-cell table:style-name="ce26" office:value-type="float" office:value="22.3" calcext:value-type="float">
            <text:p>22.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123" calcext:value-type="float">
            <text:p>1123</text:p>
          </table:table-cell>
          <table:table-cell table:style-name="ce26" office:value-type="float" office:value="21.8" calcext:value-type="float">
            <text:p>21.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065" calcext:value-type="float">
            <text:p>1065</text:p>
          </table:table-cell>
          <table:table-cell table:style-name="ce26" office:value-type="float" office:value="21.3" calcext:value-type="float">
            <text:p>21.3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20.4" calcext:value-type="float">
            <text:p>20.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19.2" calcext:value-type="float">
            <text:p>19.2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387" calcext:value-type="float">
            <text:p>1387</text:p>
          </table:table-cell>
          <table:table-cell table:style-name="ce26" office:value-type="float" office:value="27.3" calcext:value-type="float">
            <text:p>27.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357" calcext:value-type="float">
            <text:p>1357</text:p>
          </table:table-cell>
          <table:table-cell table:style-name="ce26" office:value-type="float" office:value="27.2" calcext:value-type="float">
            <text:p>27.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327" calcext:value-type="float">
            <text:p>1327</text:p>
          </table:table-cell>
          <table:table-cell table:style-name="ce26" office:value-type="float" office:value="27.1" calcext:value-type="float">
            <text:p>27.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286" calcext:value-type="float">
            <text:p>1286</text:p>
          </table:table-cell>
          <table:table-cell table:style-name="ce26" office:value-type="float" office:value="26.9" calcext:value-type="float">
            <text:p>26.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264" calcext:value-type="float">
            <text:p>1264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231" calcext:value-type="float">
            <text:p>1231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196" calcext:value-type="float">
            <text:p>1196</text:p>
          </table:table-cell>
          <table:table-cell table:style-name="ce26" office:value-type="float" office:value="26.2" calcext:value-type="float">
            <text:p>26.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1159" calcext:value-type="float">
            <text:p>1159</text:p>
          </table:table-cell>
          <table:table-cell table:style-name="ce26" office:value-type="float" office:value="25.8" calcext:value-type="float">
            <text:p>25.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1119" calcext:value-type="float">
            <text:p>1119</text:p>
          </table:table-cell>
          <table:table-cell table:style-name="ce26" office:value-type="float" office:value="25.4" calcext:value-type="float">
            <text:p>25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075" calcext:value-type="float">
            <text:p>1075</text:p>
          </table:table-cell>
          <table:table-cell table:style-name="ce26" office:value-type="float" office:value="24.9" calcext:value-type="float">
            <text:p>24.9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1026" calcext:value-type="float">
            <text:p>1026</text:p>
          </table:table-cell>
          <table:table-cell table:style-name="ce26" office:value-type="float" office:value="24.3" calcext:value-type="float">
            <text:p>24.3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23.5" calcext:value-type="float">
            <text:p>23.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22.3" calcext:value-type="float">
            <text:p>22.3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19.8" calcext:value-type="float">
            <text:p>19.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540" calcext:value-type="float">
            <text:p>1540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79" calcext:value-type="float">
            <text:p>1479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416" calcext:value-type="float">
            <text:p>14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350" calcext:value-type="float">
            <text:p>1350</text:p>
          </table:table-cell>
          <table:table-cell table:style-name="ce27" office:value-type="float" office:value="12.8" calcext:value-type="float">
            <text:p>12.8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279" calcext:value-type="float">
            <text:p>1279</text:p>
          </table:table-cell>
          <table:table-cell table:style-name="ce27" office:value-type="float" office:value="12.6" calcext:value-type="float">
            <text:p>12.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201" calcext:value-type="float">
            <text:p>1201</text:p>
          </table:table-cell>
          <table:table-cell table:style-name="ce27" office:value-type="float" office:value="12.3" calcext:value-type="float">
            <text:p>12.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106" calcext:value-type="float">
            <text:p>1106</text:p>
          </table:table-cell>
          <table:table-cell table:style-name="ce27" office:value-type="float" office:value="11.7" calcext:value-type="float">
            <text:p>11.7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10.7" calcext:value-type="float">
            <text:p>10.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547" calcext:value-type="float">
            <text:p>154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92" calcext:value-type="float">
            <text:p>1492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37" calcext:value-type="float">
            <text:p>1437</text:p>
          </table:table-cell>
          <table:table-cell table:style-name="ce27" office:value-type="float" office:value="19.7" calcext:value-type="float">
            <text:p>19.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78" calcext:value-type="float">
            <text:p>1378</text:p>
          </table:table-cell>
          <table:table-cell table:style-name="ce27" office:value-type="float" office:value="19.5" calcext:value-type="float">
            <text:p>19.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17" calcext:value-type="float">
            <text:p>1317</text:p>
          </table:table-cell>
          <table:table-cell table:style-name="ce27" office:value-type="float" office:value="19.2" calcext:value-type="float">
            <text:p>19.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18.8" calcext:value-type="float">
            <text:p>18.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174" calcext:value-type="float">
            <text:p>1174</text:p>
          </table:table-cell>
          <table:table-cell table:style-name="ce27" office:value-type="float" office:value="18.3" calcext:value-type="float">
            <text:p>18.3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085" calcext:value-type="float">
            <text:p>1085</text:p>
          </table:table-cell>
          <table:table-cell table:style-name="ce27" office:value-type="float" office:value="17.5" calcext:value-type="float">
            <text:p>17.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16.1" calcext:value-type="float">
            <text:p>16.1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.8" calcext:value-type="float">
            <text:p>1.8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38" calcext:value-type="float">
            <text:p>1538</text:p>
          </table:table-cell>
          <table:table-cell table:style-name="ce27" office:value-type="float" office:value="26.6" calcext:value-type="float">
            <text:p>26.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07" calcext:value-type="float">
            <text:p>1507</text:p>
          </table:table-cell>
          <table:table-cell table:style-name="ce27" office:value-type="float" office:value="26.5" calcext:value-type="float">
            <text:p>26.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75" calcext:value-type="float">
            <text:p>1475</text:p>
          </table:table-cell>
          <table:table-cell table:style-name="ce27" office:value-type="float" office:value="26.4" calcext:value-type="float">
            <text:p>26.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43" calcext:value-type="float">
            <text:p>1443</text:p>
          </table:table-cell>
          <table:table-cell table:style-name="ce27" office:value-type="float" office:value="26.3" calcext:value-type="float">
            <text:p>26.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10" calcext:value-type="float">
            <text:p>1410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76" calcext:value-type="float">
            <text:p>137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341" calcext:value-type="float">
            <text:p>1341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25.5" calcext:value-type="float">
            <text:p>25.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66" calcext:value-type="float">
            <text:p>1266</text:p>
          </table:table-cell>
          <table:table-cell table:style-name="ce27" office:value-type="float" office:value="25.2" calcext:value-type="float">
            <text:p>25.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225" calcext:value-type="float">
            <text:p>1225</text:p>
          </table:table-cell>
          <table:table-cell table:style-name="ce27" office:value-type="float" office:value="24.9" calcext:value-type="float">
            <text:p>24.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180" calcext:value-type="float">
            <text:p>1180</text:p>
          </table:table-cell>
          <table:table-cell table:style-name="ce27" office:value-type="float" office:value="24.4" calcext:value-type="float">
            <text:p>24.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132" calcext:value-type="float">
            <text:p>1132</text:p>
          </table:table-cell>
          <table:table-cell table:style-name="ce27" office:value-type="float" office:value="23.9" calcext:value-type="float">
            <text:p>23.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076" calcext:value-type="float">
            <text:p>1076</text:p>
          </table:table-cell>
          <table:table-cell table:style-name="ce27" office:value-type="float" office:value="23.2" calcext:value-type="float">
            <text:p>23.2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009" calcext:value-type="float">
            <text:p>1009</text:p>
          </table:table-cell>
          <table:table-cell table:style-name="ce27" office:value-type="float" office:value="22.3" calcext:value-type="float">
            <text:p>22.3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20.9" calcext:value-type="float">
            <text:p>20.9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34" calcext:value-type="float">
            <text:p>1534</text:p>
          </table:table-cell>
          <table:table-cell table:style-name="ce27" office:value-type="float" office:value="31.7" calcext:value-type="float">
            <text:p>31.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11" calcext:value-type="float">
            <text:p>1511</text:p>
          </table:table-cell>
          <table:table-cell table:style-name="ce27" office:value-type="float" office:value="31.6" calcext:value-type="float">
            <text:p>31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89" calcext:value-type="float">
            <text:p>1489</text:p>
          </table:table-cell>
          <table:table-cell table:style-name="ce27" office:value-type="float" office:value="31.6" calcext:value-type="float">
            <text:p>31.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66" calcext:value-type="float">
            <text:p>1466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42" calcext:value-type="float">
            <text:p>1442</text:p>
          </table:table-cell>
          <table:table-cell table:style-name="ce27" office:value-type="float" office:value="31.4" calcext:value-type="float">
            <text:p>31.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19" calcext:value-type="float">
            <text:p>1419</text:p>
          </table:table-cell>
          <table:table-cell table:style-name="ce27" office:value-type="float" office:value="31.3" calcext:value-type="float">
            <text:p>31.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95" calcext:value-type="float">
            <text:p>1395</text:p>
          </table:table-cell>
          <table:table-cell table:style-name="ce27" office:value-type="float" office:value="31.1" calcext:value-type="float">
            <text:p>31.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70" calcext:value-type="float">
            <text:p>137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344" calcext:value-type="float">
            <text:p>1344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18" calcext:value-type="float">
            <text:p>1318</text:p>
          </table:table-cell>
          <table:table-cell table:style-name="ce27" office:value-type="float" office:value="30.6" calcext:value-type="float">
            <text:p>30.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291" calcext:value-type="float">
            <text:p>1291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263" calcext:value-type="float">
            <text:p>1263</text:p>
          </table:table-cell>
          <table:table-cell table:style-name="ce27" office:value-type="float" office:value="30.1" calcext:value-type="float">
            <text:p>30.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233" calcext:value-type="float">
            <text:p>123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202" calcext:value-type="float">
            <text:p>1202</text:p>
          </table:table-cell>
          <table:table-cell table:style-name="ce27" office:value-type="float" office:value="29.4" calcext:value-type="float">
            <text:p>29.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169" calcext:value-type="float">
            <text:p>116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133" calcext:value-type="float">
            <text:p>1133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094" calcext:value-type="float">
            <text:p>109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51" calcext:value-type="float">
            <text:p>1051</text:p>
          </table:table-cell>
          <table:table-cell table:style-name="ce27" office:value-type="float" office:value="27.3" calcext:value-type="float">
            <text:p>27.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 office:value-type="float" office:value="26.5" calcext:value-type="float">
            <text:p>26.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25.3" calcext:value-type="float">
            <text:p>25.3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22.7" calcext:value-type="float">
            <text:p>22.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31" calcext:value-type="float">
            <text:p>1531</text:p>
          </table:table-cell>
          <table:table-cell table:style-name="ce27" office:value-type="float" office:value="36.3" calcext:value-type="float">
            <text:p>36.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514" calcext:value-type="float">
            <text:p>1514</text:p>
          </table:table-cell>
          <table:table-cell table:style-name="ce27" office:value-type="float" office:value="36.2" calcext:value-type="float">
            <text:p>36.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96" calcext:value-type="float">
            <text:p>1496</text:p>
          </table:table-cell>
          <table:table-cell table:style-name="ce27" office:value-type="float" office:value="36.2" calcext:value-type="float">
            <text:p>36.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78" calcext:value-type="float">
            <text:p>1478</text:p>
          </table:table-cell>
          <table:table-cell table:style-name="ce27" office:value-type="float" office:value="36.1" calcext:value-type="float">
            <text:p>36.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60" calcext:value-type="float">
            <text:p>146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442" calcext:value-type="float">
            <text:p>1442</text:p>
          </table:table-cell>
          <table:table-cell table:style-name="ce27" office:value-type="float" office:value="35.9" calcext:value-type="float">
            <text:p>35.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424" calcext:value-type="float">
            <text:p>1424</text:p>
          </table:table-cell>
          <table:table-cell table:style-name="ce27" office:value-type="float" office:value="35.8" calcext:value-type="float">
            <text:p>35.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405" calcext:value-type="float">
            <text:p>1405</text:p>
          </table:table-cell>
          <table:table-cell table:style-name="ce27" office:value-type="float" office:value="35.7" calcext:value-type="float">
            <text:p>35.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35.6" calcext:value-type="float">
            <text:p>35.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366" calcext:value-type="float">
            <text:p>1366</text:p>
          </table:table-cell>
          <table:table-cell table:style-name="ce27" office:value-type="float" office:value="35.4" calcext:value-type="float">
            <text:p>35.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346" calcext:value-type="float">
            <text:p>1346</text:p>
          </table:table-cell>
          <table:table-cell table:style-name="ce27" office:value-type="float" office:value="35.3" calcext:value-type="float">
            <text:p>35.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326" calcext:value-type="float">
            <text:p>1326</text:p>
          </table:table-cell>
          <table:table-cell table:style-name="ce27" office:value-type="float" office:value="35.1" calcext:value-type="float">
            <text:p>35.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34.9" calcext:value-type="float">
            <text:p>34.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283" calcext:value-type="float">
            <text:p>1283</text:p>
          </table:table-cell>
          <table:table-cell table:style-name="ce27" office:value-type="float" office:value="34.6" calcext:value-type="float">
            <text:p>34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 office:value-type="float" office:value="34.4" calcext:value-type="float">
            <text:p>34.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238" calcext:value-type="float">
            <text:p>1238</text:p>
          </table:table-cell>
          <table:table-cell table:style-name="ce27" office:value-type="float" office:value="34.1" calcext:value-type="float">
            <text:p>34.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214" calcext:value-type="float">
            <text:p>1214</text:p>
          </table:table-cell>
          <table:table-cell table:style-name="ce27" office:value-type="float" office:value="33.8" calcext:value-type="float">
            <text:p>33.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1188" calcext:value-type="float">
            <text:p>1188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1162" calcext:value-type="float">
            <text:p>1162</text:p>
          </table:table-cell>
          <table:table-cell table:style-name="ce27" office:value-type="float" office:value="33.1" calcext:value-type="float">
            <text:p>33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1134" calcext:value-type="float">
            <text:p>1134</text:p>
          </table:table-cell>
          <table:table-cell table:style-name="ce27" office:value-type="float" office:value="32.7" calcext:value-type="float">
            <text:p>32.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1104" calcext:value-type="float">
            <text:p>1104</text:p>
          </table:table-cell>
          <table:table-cell table:style-name="ce27" office:value-type="float" office:value="32.2" calcext:value-type="float">
            <text:p>32.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500" calcext:value-type="float">
            <text:p>250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31.7" calcext:value-type="float">
            <text:p>31.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1034" calcext:value-type="float">
            <text:p>1034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700" calcext:value-type="float">
            <text:p>2700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800" calcext:value-type="float">
            <text:p>2800</text:p>
          </table:table-cell>
          <table:table-cell table:style-name="ce27" office:value-type="float" office:value="942" calcext:value-type="float">
            <text:p>942</text:p>
          </table:table-cell>
          <table:table-cell table:style-name="ce27" office:value-type="float" office:value="29.2" calcext:value-type="float">
            <text:p>29.2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27.7" calcext:value-type="float">
            <text:p>27.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63" calcext:value-type="float">
            <text:p>1463</text:p>
          </table:table-cell>
          <table:table-cell table:style-name="ce27" office:value-type="float" office:value="18.1" calcext:value-type="float">
            <text:p>18.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428" calcext:value-type="float">
            <text:p>142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91" calcext:value-type="float">
            <text:p>1391</text:p>
          </table:table-cell>
          <table:table-cell table:style-name="ce27" office:value-type="float" office:value="17.9" calcext:value-type="float">
            <text:p>17.9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352" calcext:value-type="float">
            <text:p>1352</text:p>
          </table:table-cell>
          <table:table-cell table:style-name="ce27" office:value-type="float" office:value="17.7" calcext:value-type="float">
            <text:p>17.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12" calcext:value-type="float">
            <text:p>1312</text:p>
          </table:table-cell>
          <table:table-cell table:style-name="ce27" office:value-type="float" office:value="17.5" calcext:value-type="float">
            <text:p>17.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269" calcext:value-type="float">
            <text:p>1269</text:p>
          </table:table-cell>
          <table:table-cell table:style-name="ce27" office:value-type="float" office:value="17.3" calcext:value-type="float">
            <text:p>17.3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224" calcext:value-type="float">
            <text:p>122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175" calcext:value-type="float">
            <text:p>1175</text:p>
          </table:table-cell>
          <table:table-cell table:style-name="ce27" office:value-type="float" office:value="16.7" calcext:value-type="float">
            <text:p>16.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20" calcext:value-type="float">
            <text:p>1120</text:p>
          </table:table-cell>
          <table:table-cell table:style-name="ce27" office:value-type="float" office:value="16.3" calcext:value-type="float">
            <text:p>16.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55" calcext:value-type="float">
            <text:p>1055</text:p>
          </table:table-cell>
          <table:table-cell table:style-name="ce27" office:value-type="float" office:value="15.7" calcext:value-type="float">
            <text:p>15.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974" calcext:value-type="float">
            <text:p>9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13.3" calcext:value-type="float">
            <text:p>13.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29" calcext:value-type="float">
            <text:p>1529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93" calcext:value-type="float">
            <text:p>1493</text:p>
          </table:table-cell>
          <table:table-cell table:style-name="ce27" office:value-type="float" office:value="26.1" calcext:value-type="float">
            <text:p>26.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57" calcext:value-type="float">
            <text:p>145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19" calcext:value-type="float">
            <text:p>1419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379" calcext:value-type="float">
            <text:p>1379</text:p>
          </table:table-cell>
          <table:table-cell table:style-name="ce27" office:value-type="float" office:value="25.6" calcext:value-type="float">
            <text:p>25.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38" calcext:value-type="float">
            <text:p>1338</text:p>
          </table:table-cell>
          <table:table-cell table:style-name="ce27" office:value-type="float" office:value="25.4" calcext:value-type="float">
            <text:p>25.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95" calcext:value-type="float">
            <text:p>1295</text:p>
          </table:table-cell>
          <table:table-cell table:style-name="ce27" office:value-type="float" office:value="25.1" calcext:value-type="float">
            <text:p>25.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24.7" calcext:value-type="float">
            <text:p>24.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199" calcext:value-type="float">
            <text:p>1199</text:p>
          </table:table-cell>
          <table:table-cell table:style-name="ce27" office:value-type="float" office:value="24.3" calcext:value-type="float">
            <text:p>24.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144" calcext:value-type="float">
            <text:p>1144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081" calcext:value-type="float">
            <text:p>108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005" calcext:value-type="float">
            <text:p>100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20.5" calcext:value-type="float">
            <text:p>20.5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21" calcext:value-type="float">
            <text:p>1521</text:p>
          </table:table-cell>
          <table:table-cell table:style-name="ce27" office:value-type="float" office:value="31.1" calcext:value-type="float">
            <text:p>31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94" calcext:value-type="float">
            <text:p>1494</text:p>
          </table:table-cell>
          <table:table-cell table:style-name="ce27" office:value-type="float" office:value="31.1" calcext:value-type="float">
            <text:p>31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66" calcext:value-type="float">
            <text:p>146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38" calcext:value-type="float">
            <text:p>1438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09" calcext:value-type="float">
            <text:p>1409</text:p>
          </table:table-cell>
          <table:table-cell table:style-name="ce27" office:value-type="float" office:value="30.7" calcext:value-type="float">
            <text:p>30.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380" calcext:value-type="float">
            <text:p>1380</text:p>
          </table:table-cell>
          <table:table-cell table:style-name="ce27" office:value-type="float" office:value="30.5" calcext:value-type="float">
            <text:p>30.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49" calcext:value-type="float">
            <text:p>1349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17" calcext:value-type="float">
            <text:p>1317</text:p>
          </table:table-cell>
          <table:table-cell table:style-name="ce27" office:value-type="float" office:value="30.1" calcext:value-type="float">
            <text:p>30.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284" calcext:value-type="float">
            <text:p>1284</text:p>
          </table:table-cell>
          <table:table-cell table:style-name="ce27" office:value-type="float" office:value="29.8" calcext:value-type="float">
            <text:p>29.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29.4" calcext:value-type="float">
            <text:p>29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212" calcext:value-type="float">
            <text:p>1212</text:p>
          </table:table-cell>
          <table:table-cell table:style-name="ce27" office:value-type="float" office:value="29.1" calcext:value-type="float">
            <text:p>29.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28.1" calcext:value-type="float">
            <text:p>28.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081" calcext:value-type="float">
            <text:p>1081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027" calcext:value-type="float">
            <text:p>1027</text:p>
          </table:table-cell>
          <table:table-cell table:style-name="ce27" office:value-type="float" office:value="26.6" calcext:value-type="float">
            <text:p>26.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25.6" calcext:value-type="float">
            <text:p>25.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24.1" calcext:value-type="float">
            <text:p>24.1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15" calcext:value-type="float">
            <text:p>1515</text:p>
          </table:table-cell>
          <table:table-cell table:style-name="ce27" office:value-type="float" office:value="35.7" calcext:value-type="float">
            <text:p>35.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93" calcext:value-type="float">
            <text:p>1493</text:p>
          </table:table-cell>
          <table:table-cell table:style-name="ce27" office:value-type="float" office:value="35.7" calcext:value-type="float">
            <text:p>35.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71" calcext:value-type="float">
            <text:p>1471</text:p>
          </table:table-cell>
          <table:table-cell table:style-name="ce27" office:value-type="float" office:value="35.6" calcext:value-type="float">
            <text:p>35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48" calcext:value-type="float">
            <text:p>1448</text:p>
          </table:table-cell>
          <table:table-cell table:style-name="ce27" office:value-type="float" office:value="45.5" calcext:value-type="float">
            <text:p>45.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26" calcext:value-type="float">
            <text:p>1426</text:p>
          </table:table-cell>
          <table:table-cell table:style-name="ce27" office:value-type="float" office:value="35.4" calcext:value-type="float">
            <text:p>35.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402" calcext:value-type="float">
            <text:p>1402</text:p>
          </table:table-cell>
          <table:table-cell table:style-name="ce27" office:value-type="float" office:value="35.2" calcext:value-type="float">
            <text:p>35.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78" calcext:value-type="float">
            <text:p>137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353" calcext:value-type="float">
            <text:p>1353</text:p>
          </table:table-cell>
          <table:table-cell table:style-name="ce27" office:value-type="float" office:value="34.8" calcext:value-type="float">
            <text:p>34.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28" calcext:value-type="float">
            <text:p>1328</text:p>
          </table:table-cell>
          <table:table-cell table:style-name="ce27" office:value-type="float" office:value="34.6" calcext:value-type="float">
            <text:p>34.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301" calcext:value-type="float">
            <text:p>1301</text:p>
          </table:table-cell>
          <table:table-cell table:style-name="ce27" office:value-type="float" office:value="34.4" calcext:value-type="float">
            <text:p>34.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274" calcext:value-type="float">
            <text:p>1274</text:p>
          </table:table-cell>
          <table:table-cell table:style-name="ce27" office:value-type="float" office:value="34.1" calcext:value-type="float">
            <text:p>34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245" calcext:value-type="float">
            <text:p>1245</text:p>
          </table:table-cell>
          <table:table-cell table:style-name="ce27" office:value-type="float" office:value="33.8" calcext:value-type="float">
            <text:p>33.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215" calcext:value-type="float">
            <text:p>1215</text:p>
          </table:table-cell>
          <table:table-cell table:style-name="ce27" office:value-type="float" office:value="33.4" calcext:value-type="float">
            <text:p>33.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184" calcext:value-type="float">
            <text:p>118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151" calcext:value-type="float">
            <text:p>1151</text:p>
          </table:table-cell>
          <table:table-cell table:style-name="ce27" office:value-type="float" office:value="32.6" calcext:value-type="float">
            <text:p>32.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115" calcext:value-type="float">
            <text:p>1115</text:p>
          </table:table-cell>
          <table:table-cell table:style-name="ce27" office:value-type="float" office:value="32.1" calcext:value-type="float">
            <text:p>32.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76" calcext:value-type="float">
            <text:p>1076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1033" calcext:value-type="float">
            <text:p>1033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985" calcext:value-type="float">
            <text:p>985</text:p>
          </table:table-cell>
          <table:table-cell table:style-name="ce27" office:value-type="float" office:value="29.9" calcext:value-type="float">
            <text:p>29.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928" calcext:value-type="float">
            <text:p>928</text:p>
          </table:table-cell>
          <table:table-cell table:style-name="ce27" office:value-type="float" office:value="28.8" calcext:value-type="float">
            <text:p>28.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Illumina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463" calcext:value-type="float">
            <text:p>1463</text:p>
          </table:table-cell>
          <table:table-cell table:style-name="ce27" office:value-type="float" office:value="17.7" calcext:value-type="float">
            <text:p>17.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427" calcext:value-type="float">
            <text:p>1427</text:p>
          </table:table-cell>
          <table:table-cell table:style-name="ce27" office:value-type="float" office:value="17.6" calcext:value-type="float">
            <text:p>17.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391" calcext:value-type="float">
            <text:p>1391</text:p>
          </table:table-cell>
          <table:table-cell table:style-name="ce27" office:value-type="float" office:value="17.5" calcext:value-type="float">
            <text:p>17.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352" calcext:value-type="float">
            <text:p>1352</text:p>
          </table:table-cell>
          <table:table-cell table:style-name="ce27" office:value-type="float" office:value="17.3" calcext:value-type="float">
            <text:p>17.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314" calcext:value-type="float">
            <text:p>1314</text:p>
          </table:table-cell>
          <table:table-cell table:style-name="ce27" office:value-type="float" office:value="17.2" calcext:value-type="float">
            <text:p>17.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1271" calcext:value-type="float">
            <text:p>1271</text:p>
          </table:table-cell>
          <table:table-cell table:style-name="ce27" office:value-type="float" office:value="16.9" calcext:value-type="float">
            <text:p>16.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227" calcext:value-type="float">
            <text:p>1227</text:p>
          </table:table-cell>
          <table:table-cell table:style-name="ce27" office:value-type="float" office:value="16.7" calcext:value-type="float">
            <text:p>16.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1178" calcext:value-type="float">
            <text:p>1178</text:p>
          </table:table-cell>
          <table:table-cell table:style-name="ce27" office:value-type="float" office:value="16.4" calcext:value-type="float">
            <text:p>16.4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124" calcext:value-type="float">
            <text:p>11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15.4" calcext:value-type="float">
            <text:p>15.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4.7" calcext:value-type="float">
            <text:p>14.7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28" calcext:value-type="float">
            <text:p>1528</text:p>
          </table:table-cell>
          <table:table-cell table:style-name="ce27" office:value-type="float" office:value="24.8" calcext:value-type="float">
            <text:p>24.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491" calcext:value-type="float">
            <text:p>1491</text:p>
          </table:table-cell>
          <table:table-cell table:style-name="ce27" office:value-type="float" office:value="24.7" calcext:value-type="float">
            <text:p>24.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53" calcext:value-type="float">
            <text:p>1453</text:p>
          </table:table-cell>
          <table:table-cell table:style-name="ce27" office:value-type="float" office:value="24.6" calcext:value-type="float">
            <text:p>24.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14" calcext:value-type="float">
            <text:p>1414</text:p>
          </table:table-cell>
          <table:table-cell table:style-name="ce27" office:value-type="float" office:value="24.4" calcext:value-type="float">
            <text:p>24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374" calcext:value-type="float">
            <text:p>1374</text:p>
          </table:table-cell>
          <table:table-cell table:style-name="ce27" office:value-type="float" office:value="24.2" calcext:value-type="float">
            <text:p>24.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333" calcext:value-type="float">
            <text:p>133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289" calcext:value-type="float">
            <text:p>1289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242" calcext:value-type="float">
            <text:p>1242</text:p>
          </table:table-cell>
          <table:table-cell table:style-name="ce27" office:value-type="float" office:value="23.3" calcext:value-type="float">
            <text:p>23.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191" calcext:value-type="float">
            <text:p>1191</text:p>
          </table:table-cell>
          <table:table-cell table:style-name="ce27" office:value-type="float" office:value="22.9" calcext:value-type="float">
            <text:p>22.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133" calcext:value-type="float">
            <text:p>1133</text:p>
          </table:table-cell>
          <table:table-cell table:style-name="ce27" office:value-type="float" office:value="22.3" calcext:value-type="float">
            <text:p>22.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067" calcext:value-type="float">
            <text:p>1067</text:p>
          </table:table-cell>
          <table:table-cell table:style-name="ce27" office:value-type="float" office:value="21.6" calcext:value-type="float">
            <text:p>21.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20.5" calcext:value-type="float">
            <text:p>20.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522" calcext:value-type="float">
            <text:p>1522</text:p>
          </table:table-cell>
          <table:table-cell table:style-name="ce27" office:value-type="float" office:value="29.6" calcext:value-type="float">
            <text:p>29.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495" calcext:value-type="float">
            <text:p>1495</text:p>
          </table:table-cell>
          <table:table-cell table:style-name="ce27" office:value-type="float" office:value="29.6" calcext:value-type="float">
            <text:p>29.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68" calcext:value-type="float">
            <text:p>1468</text:p>
          </table:table-cell>
          <table:table-cell table:style-name="ce27" office:value-type="float" office:value="29.5" calcext:value-type="float">
            <text:p>29.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40" calcext:value-type="float">
            <text:p>1440</text:p>
          </table:table-cell>
          <table:table-cell table:style-name="ce27" office:value-type="float" office:value="29.3" calcext:value-type="float">
            <text:p>29.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12" calcext:value-type="float">
            <text:p>1412</text:p>
          </table:table-cell>
          <table:table-cell table:style-name="ce27" office:value-type="float" office:value="29.2" calcext:value-type="float">
            <text:p>29.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383" calcext:value-type="float">
            <text:p>138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354" calcext:value-type="float">
            <text:p>1354</text:p>
          </table:table-cell>
          <table:table-cell table:style-name="ce27" office:value-type="float" office:value="28.9" calcext:value-type="float">
            <text:p>28.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23" calcext:value-type="float">
            <text:p>1323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291" calcext:value-type="float">
            <text:p>1291</text:p>
          </table:table-cell>
          <table:table-cell table:style-name="ce27" office:value-type="float" office:value="28.4" calcext:value-type="float">
            <text:p>28.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28.1" calcext:value-type="float">
            <text:p>28.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221" calcext:value-type="float">
            <text:p>1221</text:p>
          </table:table-cell>
          <table:table-cell table:style-name="ce27" office:value-type="float" office:value="27.1" calcext:value-type="float">
            <text:p>27.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183" calcext:value-type="float">
            <text:p>1183</text:p>
          </table:table-cell>
          <table:table-cell table:style-name="ce27" office:value-type="float" office:value="27.3" calcext:value-type="float">
            <text:p>27.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142" calcext:value-type="float">
            <text:p>1142</text:p>
          </table:table-cell>
          <table:table-cell table:style-name="ce27" office:value-type="float" office:value="26.8" calcext:value-type="float">
            <text:p>26.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096" calcext:value-type="float">
            <text:p>1096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044" calcext:value-type="float">
            <text:p>1044</text:p>
          </table:table-cell>
          <table:table-cell table:style-name="ce27" office:value-type="float" office:value="25.5" calcext:value-type="float">
            <text:p>25.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24.5" calcext:value-type="float">
            <text:p>24.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517" calcext:value-type="float">
            <text:p>1517</text:p>
          </table:table-cell>
          <table:table-cell table:style-name="ce27" office:value-type="float" office:value="33.6" calcext:value-type="float">
            <text:p>33.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495" calcext:value-type="float">
            <text:p>1495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1474" calcext:value-type="float">
            <text:p>1474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52" calcext:value-type="float">
            <text:p>1452</text:p>
          </table:table-cell>
          <table:table-cell table:style-name="ce27" office:value-type="float" office:value="33.4" calcext:value-type="float">
            <text:p>33.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29" calcext:value-type="float">
            <text:p>1429</text:p>
          </table:table-cell>
          <table:table-cell table:style-name="ce27" office:value-type="float" office:value="33.2" calcext:value-type="float">
            <text:p>33.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407" calcext:value-type="float">
            <text:p>1407</text:p>
          </table:table-cell>
          <table:table-cell table:style-name="ce27" office:value-type="float" office:value="33.1" calcext:value-type="float">
            <text:p>33.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83" calcext:value-type="float">
            <text:p>138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1360" calcext:value-type="float">
            <text:p>1360</text:p>
          </table:table-cell>
          <table:table-cell table:style-name="ce27" office:value-type="float" office:value="32.8" calcext:value-type="float">
            <text:p>32.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1335" calcext:value-type="float">
            <text:p>1335</text:p>
          </table:table-cell>
          <table:table-cell table:style-name="ce27" office:value-type="float" office:value="32.6" calcext:value-type="float">
            <text:p>32.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1310" calcext:value-type="float">
            <text:p>1310</text:p>
          </table:table-cell>
          <table:table-cell table:style-name="ce27" office:value-type="float" office:value="32.4" calcext:value-type="float">
            <text:p>32.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284" calcext:value-type="float">
            <text:p>1284</text:p>
          </table:table-cell>
          <table:table-cell table:style-name="ce27" office:value-type="float" office:value="32.1" calcext:value-type="float">
            <text:p>32.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32.9" calcext:value-type="float">
            <text:p>32.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228" calcext:value-type="float">
            <text:p>1228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1199" calcext:value-type="float">
            <text:p>1199</text:p>
          </table:table-cell>
          <table:table-cell table:style-name="ce27" office:value-type="float" office:value="31.2" calcext:value-type="float">
            <text:p>31.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1166" calcext:value-type="float">
            <text:p>1166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132" calcext:value-type="float">
            <text:p>1132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96" calcext:value-type="float">
            <text:p>1096</text:p>
          </table:table-cell>
          <table:table-cell table:style-name="ce27" office:value-type="float" office:value="29.8" calcext:value-type="float">
            <text:p>29.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1055" calcext:value-type="float">
            <text:p>1055</text:p>
          </table:table-cell>
          <table:table-cell table:style-name="ce27" office:value-type="float" office:value="29.1" calcext:value-type="float">
            <text:p>29.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1008" calcext:value-type="float">
            <text:p>1008</text:p>
          </table:table-cell>
          <table:table-cell table:style-name="ce27" office:value-type="float" office:value="28.4" calcext:value-type="float">
            <text:p>28.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Smok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16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opdown" table:style-name="ta4">
        <table:table-column table:style-name="co4" table:number-columns-repeated="1024" table:default-cell-style-name="Default"/>
        <table:table-row table:style-name="ro1">
          <table:table-cell table:style-name="ce27" office:value-type="string" calcext:value-type="string">
            <text:p>US</text:p>
          </table:table-cell>
          <table:table-cell table:style-name="ce27" office:value-type="string" calcext:value-type="string">
            <text:p>H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RUS</text:p>
          </table:table-cell>
          <table:table-cell table:style-name="ce27" office:value-type="string" calcext:value-type="string">
            <text:p>Smoke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llumination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lia" svg:font-family="Amalia"/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ion" style:display-name="PageStyle_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age" style:display-name="PageStyle_Sto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_20_Data" style:display-name="PageStyle_Rang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" style:display-name="PageStyle_Drop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10" meta:object-count="0"/>
    <meta:generator>LibreOfficeDev/6.0.5.2$Linux_X86_64 LibreOffice_project/</meta:generator>
  </office:meta>
</office:document-meta>
</file>